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6pt" fo:language="el" fo:country="GR" style:font-size-asian="16pt" style:font-size-complex="16pt"/>
    </style:style>
    <style:style style:name="P2" style:family="paragraph" style:parent-style-name="Normal">
      <style:text-properties fo:font-size="16pt" style:font-size-asian="16pt" style:font-size-complex="16pt"/>
    </style:style>
    <style:style style:name="P3" style:family="paragraph" style:parent-style-name="Normal">
      <style:text-properties fo:font-size="14pt" fo:language="el" fo:country="GR" style:font-size-asian="14pt" style:font-size-complex="14pt"/>
    </style:style>
    <style:style style:name="P4" style:family="paragraph" style:parent-style-name="Normal">
      <style:text-properties fo:font-size="12pt" fo:language="el" fo:country="GR" style:font-size-asian="12pt" style:font-size-complex="12pt"/>
    </style:style>
    <style:style style:name="P5" style:family="paragraph" style:parent-style-name="Normal">
      <style:text-properties fo:font-size="12pt" style:font-size-asian="12pt" style:font-size-complex="12pt"/>
    </style:style>
    <style:style style:name="P6" style:family="paragraph" style:parent-style-name="Normal">
      <style:text-properties fo:color="#000000" loext:opacity="100%" style:font-name="Arial" fo:font-size="13pt" fo:language="el" fo:country="GR" style:font-name-asian="Arial" style:font-size-asian="13pt" style:font-name-complex="Arial" style:font-size-complex="13pt"/>
    </style:style>
    <style:style style:name="P7" style:family="paragraph" style:parent-style-name="Normal">
      <style:text-properties fo:language="el" fo:country="GR"/>
    </style:style>
    <style:style style:name="P8" style:family="paragraph" style:parent-style-name="Normal">
      <style:text-properties officeooo:paragraph-rsid="00132b3d"/>
    </style:style>
    <style:style style:name="P9" style:family="paragraph" style:parent-style-name="Normal">
      <style:paragraph-properties fo:margin-left="0in" fo:margin-right="0in" fo:text-indent="0.5in" style:auto-text-indent="false"/>
    </style:style>
    <style:style style:name="P10" style:family="paragraph" style:parent-style-name="Normal" style:master-page-name="MP0">
      <style:paragraph-properties fo:margin-left="2in" fo:margin-right="0in" fo:text-indent="0.5in" style:auto-text-indent="false" style:page-number="auto" fo:break-before="page">
        <style:tab-stops/>
      </style:paragraph-properties>
      <style:text-properties fo:font-size="24pt" fo:language="el" fo:country="GR" fo:font-weight="bold" style:font-size-asian="24pt" style:font-weight-asian="bold" style:font-size-complex="24pt" style:font-weight-complex="bold"/>
    </style:style>
    <style:style style:name="T1" style:family="text">
      <style:text-properties fo:font-size="12pt" fo:language="el" fo:country="GR" style:font-size-asian="12pt" style:font-size-complex="12pt"/>
    </style:style>
    <style:style style:name="T2" style:family="text">
      <style:text-properties fo:font-size="12pt" fo:language="el" fo:country="GR" officeooo:rsid="00132b3d" style:font-size-asian="10.5pt" style:font-size-complex="12pt"/>
    </style:style>
    <style:style style:name="T3" style:family="text">
      <style:text-properties fo:font-size="12pt" fo:language="el" fo:country="GR" officeooo:rsid="00140b7f" style:font-size-asian="10.5pt" style:font-size-complex="12pt"/>
    </style:style>
    <style:style style:name="T4" style:family="text">
      <style:text-properties fo:color="#000000" loext:opacity="100%" style:font-name="Arial" fo:font-size="13pt" fo:language="el" fo:country="GR" style:font-name-asian="Arial" style:font-size-asian="13pt" style:font-name-complex="Arial" style:font-size-complex="13pt"/>
    </style:style>
    <style:style style:name="T5" style:family="text">
      <style:text-properties officeooo:rsid="0012b963"/>
    </style:style>
    <style:style style:name="T6" style:family="text">
      <style:text-properties officeooo:rsid="00132b3d"/>
    </style:style>
    <style:style style:name="T7" style:family="text">
      <style:text-properties fo:font-size="16pt" fo:language="el" fo:country="GR" officeooo:rsid="00132b3d" style:font-size-asian="14pt" style:font-size-complex="16pt"/>
    </style:style>
    <style:style style:name="T8" style:family="text">
      <style:text-properties officeooo:rsid="00142c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ΑΣΚΗΣΗ 3</text:p>
      <text:p text:style-name="P1">1)Οργάνωση σε κλάσεις : </text:p>
      <text:p text:style-name="P3">•Κλάσεις τύπου PEOPLE:</text:p>
      <text:p text:style-name="P4">Περιέχει κοινά στοιχεία των μαθητών (STUDENT) και καθηγητών (TEACHER) . Οι παρακάτω μεταβλητές είναι PROTECTED. Η ftg είναι ο καταμετρητής κόπωσης , η μεταβλητή τύπου name , nam , είναι το όνομα του ανθρώπου , η classroom id τύπου classroom id είναι η ταυτότητα της τάξης και η μεταβλητή inside είναι ένδειξη αν βρίσκεται μέσα στην αίθουσα που του αντιστοιχεί.</text:p>
      <text:p text:style-name="P4"><text:s text:c="2"/>Ο teacher έχει μια private μεταβλητή points που αντιστοιχεί στον ρυθμό αύξησης των πόντων κόπωσης του καθηγητή κάθε ώρα διδασκαλίας . Κάθε φορά που καλείται η συνάρτηση teach , έχει διδάξει για 1 ώρα. <text:s/></text:p>
      <text:p text:style-name="P4">Οι students έχουν μια private μεταβλητή loc που είναι ένδειξη για το που βρίσκονται . Οι μαθητές χωρίζονται σε seniors και juniors. Οι 2 αυτές κλάσεις έχουν μια ιδιωτική μεταβλητή points που έχει ίδια λειτουργία με εκείνη στην κλάση των καθηγητών. Η συνάρτηση attend έχει επίσης ίδια λειτουργία. </text:p>
      <text:p text:style-name="P3">•Κλάσεις τύπου <text:s/>LOCATION:</text:p>
      <text:p text:style-name="P4">Περιέχει τα κοινά στοιχεία των χώρων του σχολείου όπου είναι η <text:s/>μεταβλητή τύπου location loc (ένδειξη χώρου) και το current number όπου είναι ο αριθμός των μαθητών τον χώρο εκείνο. </text:p>
      <text:p text:style-name="P4">Οι κλάσεις yard , stairs και corridor , έχουν private μέλη τον κωδικό χώρου τους ,τύπου location και ένα δείκτη σε δείκτη τύπου student . Καθώς μεγάλο κομμάτι του κώδικα είναι από την πρώτη άσκηση , Πολλές συναρτήσεις είναι φτιαγμένες να κάνουν traverse πίνακα δεικτών , όμως στην προκειμένη περίπτωση που οι μαθητές μπαίνουν και μετακινούνται ένας ένας , δεν χρειάζεται. Δεν δημιουργείται πρόβλημα οπότε δεν βρήκα λόγο να το αλλάξω. </text:p>
      <text:p text:style-name="P4">Η κλάση classroom έχει protected δεδομένα τα ίδια με τα παραπάνω, καθώς και έναν pointer σε καθηγητή , την χωρητικότητα της τάξης και έχουμε πίνακα δεικτών σε student . Επίσης , έχουν την ταυτότητα της τάξης . Οι παράγωγες κλάσεις SENIOR_CLASS και JUNIOR_CLASS έχουν ως private μέλος το points που όπως είπαμε είναι ο ρυθμός αύξησης .</text:p>
      <text:p text:style-name="P4">Η συνάρτηση enter , δέχεται ως όρισμα δείκτη σε student , τον οποίο student βάζει στον χώρο αυτό . Στην περίπτωση της CLASSROOM βάζει τον μαθητή στον πίνακα δεικτών.</text:p>
      <text:p text:style-name="P4">Η κλάση floor έχει δείκτη σε κλάση corridor , πίνακα δεικτών σε classroom και δείκτη σε δείκτη τύπου student . Στον constructor δημιουργούμε τις τάξεις και ,συγκεκριμένα , οι 3 πρώτες είναι senior class (new SENIOR_CLASS) και οι άλλες τρεις είναι τύπου junior (new JUNIOR_CLASS)</text:p>
      <text:p text:style-name="P3"><text:soft-page-break/>•Η κλάση randomGen:</text:p>
      <text:p text:style-name="Normal"><text:span text:style-name="Default_20_Paragraph_20_Font"><text:span text:style-name="T1">Η κλάση randomGen δημιουργήθηκε έτσι ώστε να παράγονται τυχαίοι αριθμοί από το min μέχρι το min+span-1 , χωρίς όμως να παράγεται αριθμός πάνω από μια φορά , κάτι βοηθάει στην απόδοση. </text:span></text:span></text:p>
      <text:p text:style-name="Normal"><text:span text:style-name="Default_20_Paragraph_20_Font"><text:span text:style-name="T1">Πχ. Αν min = 0 και span = 10 , τοτε μέσω της rand() <text:s/>επιλέγεται ένας τυχαίος αριθμός από το 0 μέχρι το 9, ας πούμε το 6 και θα το βάλει σε έναν πίνακα. Τότε, η randomGen θα καλέσει ξανά αναδρομικά τον εαυτό της απο το 0 μέχρι το 5 και από το 7 μέχρι το 9 . Έτσι εν τέλη θα έχουμε έναν πίνακα με αριθμούς με τυχαία σειρά , μια φορά ο καθένας , που θα χρησιμοποιήσουμε αργότερα για να διασχίσουμε τον πίνακα των μαθητών.</text:span></text:span></text:p>
      <text:p text:style-name="P8"><text:span text:style-name="Default_20_Paragraph_20_Font"><text:span text:style-name="T7">2) Γενική δημιουργία αντικειμένων και η κλάση school</text:span></text:span></text:p>
      <text:p text:style-name="P8"><text:span text:style-name="Default_20_Paragraph_20_Font"><text:span text:style-name="T7"><text:tab/></text:span></text:span><text:span text:style-name="Default_20_Paragraph_20_Font"><text:span text:style-name="T2">Η κλάση school δημιουργεί τα υπόλοιπα αντικείμενα και σε αυτή βρίσκεται ο βασικός πίνακας pointer των μαθητών , δηλαδή σε αυτόν τον πίνακα δείχνουν οι pointers των υπολοίπων κλάσεων. Όμως δεν δημιουργείται ο κάθε μαθητής στην school. Στον constructor της SCHOOL κάνουμε allocate μνημη μόνο για τους pointers , αλλά δεν δημιουργούμε αντικείμενο στον κάθε pointer . Μετά καλώ τον constructor της floor με όρισμα τον πίνακα pointer των μαθητών . Με τη σειρά του καλέι για κάθε όροφο τον constructor των τάξεων. Έχουμε αποφασίσει να δημιουργεί 3 SENIOR_CLASS και 3 JUNIOR_CLASS. </text:span></text:span><text:span text:style-name="Default_20_Paragraph_20_Font"><text:span text:style-name="T3">Οι constructor των JUNIOR_CLASS και SENIOR_CLASS δέχονται ως όρισμα πίνακα δεικτών σε STUDENT . Εκεί δημιουργείται για κάθε pointer του πίνακα της SCHOOL ενας SENIOR ή JUNIOR μαθητής , ανάλογα. Αυτο γίνεται μέσω του static μέλους j της CLASSROOM , όπου κάνει traverse τον πίνακα. Το delete το χειρίζεται η SCHOOL. </text:span></text:span></text:p>
      <text:p text:style-name="P1"><text:span text:style-name="T6">3</text:span>)Μοντελοποίηση :</text:p>
      <text:p text:style-name="P9"><text:span text:style-name="Default_20_Paragraph_20_Font"><text:span text:style-name="T1">Αρχικά, οι μαθητές δημιουργούνται με την συνάρτηση createStudents . Για την ευκολότερη ανάγνωση του προβλήματος , το πρώτο τους όνομα θα είναι το Student και το επιθετό τους είναι τύπου string αλλά αντί να είναι όνομα , είναι ένας αριθμός (που μετατρέπεται σε string μέσω sprintf). Επίσης μέσω της assignStudent αναθέτω τάξη σε κάθε μαθητή . Για τις τρεις πρώτες αίθουσες κάθε ορόφου δημιουργούνται JUNIORS και για τις υπόλοιπες SENIORS. </text:span></text:span></text:p>
      <text:p text:style-name="P4">Με αντίστοιχο τρόπο δημιουργούνται και οι καθηγητές. </text:p>
      <text:p text:style-name="P4">Οι μαθητές μετακινούνται ένας ένας και μέχρι το τέλος ,δηλαδή εκείνος που θα μπει πρώτος στην αυλή , θα φτάσει στην αίθουσά του πριν μπει κάποιος άλλος στην αυλή.</text:p>
      <text:p text:style-name="P4">Οι μαθητές μπαίνουν τυχαία στην αυλή , χρησιμοποιώντας τον πίνακα τυχαίων αριθμών που έχουμε επιλέξει να παράγει τυχαίους αριθμούς από το 0 μέχρι τον αριθμό των μαθητών -1.</text:p>
      <text:p text:style-name="P4"><text:soft-page-break/>Με την συνάρτηση της school , καλείται η operate για κάθε τάξη του σχολείου και αφού είναι virtual συνάρτηση , καλείται ξεχωριστά για senior και juinor class. Η κάθε συνάρτηση καλεί τη συνάρτηση attend για όλους τους μαθητές της και την teach για τον καθηγητή της. </text:p>
      <text:p text:style-name="P4">Οι συναρτήσεις attend και teach προσθέτουν στην μεταβλητή ftg , την μεταβλητή points του κάθε μαθητή/καθηγητή.</text:p>
      <text:p text:style-name="P1"><text:span text:style-name="T8">4</text:span>)Μεταγλώττιση <text:s/>:</text:p>
      <text:p text:style-name="Normal"><text:span text:style-name="Default_20_Paragraph_20_Font"><text:span text:style-name="T4">g++ -o askisi3 askisi3.cpp</text:span></text:span></text:p>
      <text:p text:style-name="P6">Και εκτελείται ./askisi3 (αριθμός μαθητών ανά τάξη) (κόπωση junior) (κόπωση senior) (κόπωση καθηγ<text:span text:style-name="T5">η</text:span>τή)</text:p>
      <text:p text:style-name="Normal"><text:line-break/></text:p>
      <text:p text:style-name="P4"/>
      <text:p text:style-name="P4"/>
      <text:p text:style-name="P4"/>
      <text:p text:style-name="Normal"><text:line-break/></text:p>
      <text:p text:style-name="Normal"><text:span text:style-name="Default_20_Paragraph_20_Font"><text:span text:style-name="T1"><text:s/></text:span></text:span></text:p>
      <text:p text:style-name="P9"><text:line-break/><text:tab/></text:p>
      <text:p text:style-name="P4"/>
      <text:p text:style-name="P4"/>
      <text:p text:style-name="P4"/>
      <text:p text:style-name="Normal"><text:line-break/></text:p>
      <text:p text:style-name="P4"/>
      <text:p text:style-name="P4"/>
      <text:p text:style-name="P4"/>
      <text:p text:style-name="P4"/>
      <text:p text:style-name="P4"/>
      <text:p text:style-name="P7"/>
      <text:p text:style-name="P3"><text:soft-page-break/></text:p>
      <text:p text:style-name="P2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Charalampos Tsitsiringos</meta:initial-creator>
    <meta:creation-date>2020-12-26T16:58:00Z</meta:creation-date>
    <dc:date>2021-01-03T12:51:19.848863645</dc:date>
    <meta:editing-cycles>4</meta:editing-cycles>
    <meta:editing-duration>PT4M31S</meta:editing-duration>
    <meta:document-statistic meta:table-count="0" meta:image-count="0" meta:object-count="0" meta:page-count="4" meta:paragraph-count="32" meta:word-count="876" meta:character-count="5261" meta:non-whitespace-character-count="4388"/>
    <meta:template xlink:type="simple" xlink:actuate="onRequest" xlink:title="" xlink:href="Normal.dotm"/>
  </office:meta>
</office:document-meta>
</file>